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18.79mm" fo:break-before="auto" style:use-optimal-row-height="false"/>
    </style:style>
    <style:style style:name="ro12" style:family="table-row">
      <style:table-row-properties style:row-height="31.49mm" fo:break-before="auto" style:use-optimal-row-height="false"/>
    </style:style>
    <style:style style:name="ro13" style:family="table-row">
      <style:table-row-properties style:row-height="47.36mm" fo:break-before="auto" style:use-optimal-row-height="false"/>
    </style:style>
    <style:style style:name="ro14" style:family="table-row">
      <style:table-row-properties style:row-height="4.7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6pt solid #000000"/>
    </style:style>
    <style:style style:name="ce20" style:family="table-cell" style:parent-style-name="Default" style:data-style-name="N0">
      <style:table-cell-properties fo:background-color="#ffffe0" fo:border="0.06pt solid #000000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2" style:family="table-cell" style:parent-style-name="Default" style:data-style-name="N0">
      <style:table-cell-properties fo:background-color="#ffffe0" fo:border="0.06pt solid #000000" style:vertical-align="automatic"/>
    </style:style>
    <style:style style:name="ce23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 calcext:value-type="string">
            <text:p>Jorge Martínez</text:p>
          </table:table-cell>
          <table:table-cell table:style-name="ce15" office:value-type="string" calcext:value-type="string">
            <text:p>Cristina Lahoz</text:p>
          </table:table-cell>
          <table:table-cell table:style-name="ce15" office:value-type="string" calcext:value-type="string">
            <text:p>Patricia Lázaro</text:p>
          </table:table-cell>
          <table:table-cell table:style-name="ce15" office:value-type="string" calcext:value-type="string">
            <text:p>Eduardo Ibañez</text:p>
          </table:table-cell>
          <table:table-cell table:style-name="ce15" office:value-type="string" calcext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9.5" calcext:value-type="float">
            <text:p>9,5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2.5" calcext:value-type="float">
            <text:p>2,5</text:p>
          </table:table-cell>
          <table:table-cell table:style-name="ce20" office:value-type="float" office:value="3.5" calcext:value-type="float">
            <text:p>3,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 calcext:value-type="string">
            <text:p>18/02/2016: primera reunion (1,5 horas)26/02/2016: reunion scrum (1 hora)</text:p>
          </table:table-cell>
          <table:table-cell table:style-name="ce21" office:value-type="string" calcext:value-type="string">
            <text:p>18/02/2016: primera reunion (1,5 horas) 26/02/2016: reunion scrum (1 hora) 28/02/2016: tutorial ionic (1 hora)</text:p>
          </table:table-cell>
          <table:table-cell table:style-name="ce21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.5" calcext:value-type="float">
            <text:p>1,5</text:p>
          </table:table-cell>
          <table:table-cell table:number-columns-repeated="1018"/>
        </table:table-row>
        <table:table-row table:style-name="ro12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style-name="ce21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2" office:value-type="float" office:value="25" calcext:value-type="float">
            <text:p>25</text:p>
          </table:table-cell>
          <table:table-cell table:style-name="ce20" office:value-type="float" office:value="27.5" calcext:value-type="float">
            <text:p>27,5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8"/>
        </table:table-row>
        <table:table-row table:style-name="ro13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.5" calcext:value-type="float">
            <text:p>7,5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 calcext:value-type="string">
            <text:p>13/04/2016: desarrollo (1 hora)</text:p>
            <text:p>14/04/2016: documentación (0,5 horas)</text:p>
          </table:table-cell>
          <table:table-cell table:style-name="ce21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3.5" calcext:value-type="float">
            <text:p>13,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9.5" calcext:value-type="float">
            <text:p>9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28/04/2016: implementacion y funcionalidad markers (5h)</text:p>
            <text:p>28/04/2016: reunión (1 horas)</text:p>
            <text:p>03/05/2016: conexión server y markers (3h)</text:p>
          </table:table-cell>
          <table:table-cell table:style-name="ce21" office:value-type="string" calcext:value-type="string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table:style-name="ce21" office:value-type="string" calcext:value-type="string">
            <text:p>28/04/2016: reunión (1 horas) 02/05/2016: desarrollo (1 horas)</text:p>
          </table:table-cell>
          <table:table-cell table:style-name="ce21" office:value-type="string" calcext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21" office:value-type="string" calcext:value-type="string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table:number-columns-repeated="3"/>
          <table:table-cell table:style-name="ce20" office:value-type="float" office:value="1.5" calcext:value-type="float">
            <text:p>1,5</text:p>
          </table:table-cell>
          <table:table-cell table:style-name="ce20"/>
          <table:table-cell table:number-columns-repeated="1018"/>
        </table:table-row>
        <table:table-row table:style-name="ro11">
          <table:table-cell table:style-name="ce16" office:value-type="string" calcext:value-type="string">
            <text:p>Descripción trabajo</text:p>
          </table:table-cell>
          <table:table-cell table:style-name="ce21" table:number-columns-repeated="3"/>
          <table:table-cell table:style-name="ce21" office:value-type="string" calcext:value-type="string">
            <text:p>12/05/2016: sentencias sql (1'5 horas)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 calcext:value-type="string">
            <text:p>TOTALES</text:p>
          </table:table-cell>
          <table:table-cell table:style-name="ce19" table:formula="of:=SUM([.B4];[.B7];[.B10];[.B13];[.B16];[.B19])" office:value-type="float" office:value="52.5" calcext:value-type="float">
            <text:p>52,5</text:p>
          </table:table-cell>
          <table:table-cell table:style-name="ce19" table:formula="of:=SUM([.C4];[.C7];[.C10];[.C13];[.C16];[.C19])" office:value-type="float" office:value="56.5" calcext:value-type="float">
            <text:p>56,5</text:p>
          </table:table-cell>
          <table:table-cell table:style-name="ce19" table:formula="of:=SUM([.D4];[.D7];[.D10];[.D13];[.D16];[.D19])" office:value-type="float" office:value="52" calcext:value-type="float">
            <text:p>52</text:p>
          </table:table-cell>
          <table:table-cell table:style-name="ce19" table:formula="of:=SUM([.E4];[.E7];[.E10];[.E13];[.E16];[.E19])" office:value-type="float" office:value="45.5" calcext:value-type="float">
            <text:p>45,5</text:p>
          </table:table-cell>
          <table:table-cell table:style-name="ce19" table:formula="of:=SUM([.F4];[.F7];[.F10];[.F13];[.F16];[.F19])" office:value-type="float" office:value="33.5" calcext:value-type="float">
            <text:p>33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5-12T23:27:39.666000000</dc:date>
    <meta:editing-cycles>53</meta:editing-cycles>
    <meta:editing-duration>PT1H16M50S</meta:editing-duration>
    <meta:document-statistic meta:table-count="2" meta:cell-count="113" meta:object-count="0"/>
  </office:meta>
</office:document-meta>
</file>